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D200000432B8B7C908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7.353cm"/>
        </style:tab-stops>
      </style:paragraph-properties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31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2" text:anchor-type="paragraph" svg:x="6.249cm" svg:y="0cm" svg:width="6.001cm" svg:height="5.23cm" draw:z-index="0"><draw:image xlink:href="Pictures/10000201000004D200000432B8B7C908.png" xlink:type="simple" xlink:show="embed" xlink:actuate="onLoad"/></draw:frame><draw:frame draw:style-name="fr1" draw:name="gráficos3" text:anchor-type="paragraph" svg:x="12.411cm" svg:y="0cm" svg:width="6.001cm" svg:height="5.23cm" draw:z-index="1"><draw:image xlink:href="Pictures/10000201000004D200000432B8B7C908.png" xlink:type="simple" xlink:show="embed" xlink:actuate="onLoad"/></draw:frame><draw:frame draw:style-name="fr1" draw:name="gráficos1" text:anchor-type="paragraph" svg:x="0.069cm" svg:y="0cm" svg:width="6.001cm" svg:height="5.23cm" draw:z-index="2"><draw:image xlink:href="Pictures/10000201000004D200000432B8B7C908.png" xlink:type="simple" xlink:show="embed" xlink:actuate="onLoad"/></draw:frame><draw:frame draw:style-name="fr1" draw:name="gráficos4" text:anchor-type="paragraph" svg:x="0.069cm" svg:y="5.75cm" svg:width="6.001cm" svg:height="5.23cm" draw:z-index="3"><draw:image xlink:href="Pictures/10000201000004D200000432B8B7C908.png" xlink:type="simple" xlink:show="embed" xlink:actuate="onLoad"/></draw:frame><draw:frame draw:style-name="fr1" draw:name="gráficos5" text:anchor-type="paragraph" svg:x="0.069cm" svg:y="5.75cm" svg:width="6.001cm" svg:height="5.23cm" draw:z-index="4"><draw:image xlink:href="Pictures/10000201000004D200000432B8B7C908.png" xlink:type="simple" xlink:show="embed" xlink:actuate="onLoad"/></draw:frame><draw:frame draw:style-name="fr1" draw:name="gráficos6" text:anchor-type="paragraph" svg:x="6.242cm" svg:y="5.75cm" svg:width="6.001cm" svg:height="5.23cm" draw:z-index="5"><draw:image xlink:href="Pictures/10000201000004D200000432B8B7C908.png" xlink:type="simple" xlink:show="embed" xlink:actuate="onLoad"/></draw:frame><draw:frame draw:style-name="fr1" draw:name="gráficos7" text:anchor-type="paragraph" svg:x="12.448cm" svg:y="5.754cm" svg:width="6.001cm" svg:height="5.23cm" draw:z-index="6"><draw:image xlink:href="Pictures/10000201000004D200000432B8B7C908.png" xlink:type="simple" xlink:show="embed" xlink:actuate="onLoad"/></draw:frame><draw:frame draw:style-name="fr1" draw:name="gráficos8" text:anchor-type="paragraph" svg:x="0.067cm" svg:y="11.261cm" svg:width="6.001cm" svg:height="5.23cm" draw:z-index="7"><draw:image xlink:href="Pictures/10000201000004D200000432B8B7C908.png" xlink:type="simple" xlink:show="embed" xlink:actuate="onLoad"/></draw:frame><draw:frame draw:style-name="fr1" draw:name="gráficos9" text:anchor-type="paragraph" svg:x="6.242cm" svg:y="11.324cm" svg:width="6.001cm" svg:height="5.23cm" draw:z-index="8"><draw:image xlink:href="Pictures/10000201000004D200000432B8B7C908.png" xlink:type="simple" xlink:show="embed" xlink:actuate="onLoad"/></draw:frame><draw:frame draw:style-name="fr1" draw:name="gráficos10" text:anchor-type="paragraph" svg:x="12.451cm" svg:y="11.359cm" svg:width="6.001cm" svg:height="5.23cm" draw:z-index="9"><draw:image xlink:href="Pictures/10000201000004D200000432B8B7C908.png" xlink:type="simple" xlink:show="embed" xlink:actuate="onLoad"/></draw:frame><draw:frame draw:style-name="fr1" draw:name="gráficos11" text:anchor-type="paragraph" svg:x="0.067cm" svg:y="16.755cm" svg:width="6.001cm" svg:height="5.23cm" draw:z-index="10"><draw:image xlink:href="Pictures/10000201000004D200000432B8B7C908.png" xlink:type="simple" xlink:show="embed" xlink:actuate="onLoad"/></draw:frame><draw:frame draw:style-name="fr1" draw:name="gráficos12" text:anchor-type="paragraph" svg:x="6.255cm" svg:y="16.836cm" svg:width="6.001cm" svg:height="5.23cm" draw:z-index="11"><draw:image xlink:href="Pictures/10000201000004D200000432B8B7C908.png" xlink:type="simple" xlink:show="embed" xlink:actuate="onLoad"/></draw:frame><draw:frame draw:style-name="fr1" draw:name="gráficos13" text:anchor-type="paragraph" svg:x="12.451cm" svg:y="16.836cm" svg:width="6.001cm" svg:height="5.23cm" draw:z-index="12"><draw:image xlink:href="Pictures/10000201000004D200000432B8B7C90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235cm" fo:margin-right="0.89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b-2 </meta:initial-creator>
    <meta:creation-date>2014-06-17T11:19:28.940257843</meta:creation-date>
    <dc:date>2014-06-17T11:29:24.340528362</dc:date>
    <dc:creator>lab-2 </dc:creator>
    <meta:editing-duration>P0D</meta:editing-duration>
    <meta:editing-cycles>1</meta:editing-cycles>
    <meta:document-statistic meta:table-count="0" meta:image-count="13" meta:object-count="0" meta:page-count="1" meta:paragraph-count="0" meta:word-count="0" meta:character-count="0" meta:non-whitespace-character-count="0"/>
    <meta:generator>LibreOffice/4.1.0.4$Linux_X86_64 LibreOffice_project/410m0$Build-4</meta:generator>
  </office:meta>
</office:document-meta>
</file>